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d6174" officeooo:paragraph-rsid="000d6174"/>
    </style:style>
    <style:style style:name="P2" style:family="paragraph" style:parent-style-name="Text_20_body" style:list-style-name="L1">
      <style:text-properties officeooo:rsid="000d6174" officeooo:paragraph-rsid="000d6174"/>
    </style:style>
    <style:style style:name="P3" style:family="paragraph" style:parent-style-name="Text_20_body" style:list-style-name="L1">
      <style:text-properties officeooo:rsid="000d6174" officeooo:paragraph-rsid="000f38a7"/>
    </style:style>
    <style:style style:name="P4" style:family="paragraph" style:parent-style-name="Text_20_body" style:list-style-name="L1">
      <style:text-properties officeooo:rsid="000e719f" officeooo:paragraph-rsid="000e719f"/>
    </style:style>
    <style:style style:name="P5" style:family="paragraph" style:parent-style-name="Text_20_body" style:list-style-name="L1">
      <style:text-properties officeooo:rsid="000f38a7" officeooo:paragraph-rsid="000f38a7"/>
    </style:style>
    <style:style style:name="P6" style:family="paragraph" style:parent-style-name="Text_20_body" style:list-style-name="L1">
      <style:text-properties officeooo:rsid="0010aed0" officeooo:paragraph-rsid="0010aed0"/>
    </style:style>
    <style:style style:name="P7" style:family="paragraph" style:parent-style-name="Text_20_body" style:list-style-name="L1">
      <style:text-properties officeooo:rsid="0010c2cd" officeooo:paragraph-rsid="0010c2cd"/>
    </style:style>
    <style:style style:name="P8" style:family="paragraph" style:parent-style-name="Text_20_body" style:list-style-name="L1">
      <style:text-properties officeooo:rsid="00118265" officeooo:paragraph-rsid="00118265"/>
    </style:style>
    <style:style style:name="P9" style:family="paragraph" style:parent-style-name="Text_20_body" style:list-style-name="L1">
      <style:text-properties officeooo:rsid="0011c55b" officeooo:paragraph-rsid="0011c55b"/>
    </style:style>
    <style:style style:name="P10" style:family="paragraph" style:parent-style-name="Text_20_body" style:list-style-name="L1">
      <style:text-properties officeooo:rsid="00140a28" officeooo:paragraph-rsid="00140a28"/>
    </style:style>
    <style:style style:name="P11" style:family="paragraph" style:parent-style-name="Text_20_body" style:list-style-name="L1">
      <style:text-properties style:text-line-through-style="solid" style:text-line-through-type="single" officeooo:rsid="000f38a7" officeooo:paragraph-rsid="000f38a7"/>
    </style:style>
    <style:style style:name="P12" style:family="paragraph" style:parent-style-name="Text_20_body" style:list-style-name="L1">
      <style:text-properties officeooo:rsid="0015b361" officeooo:paragraph-rsid="0015b361"/>
    </style:style>
    <style:style style:name="P13" style:family="paragraph" style:parent-style-name="Text_20_body" style:list-style-name="L1">
      <style:text-properties officeooo:rsid="0016a254" officeooo:paragraph-rsid="0016a254"/>
    </style:style>
    <style:style style:name="T1" style:family="text">
      <style:text-properties officeooo:rsid="00122e16"/>
    </style:style>
    <style:style style:name="T2" style:family="text">
      <style:text-properties officeooo:rsid="0015a79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Masterarbeit Phase 4</text:h>
      <text:p text:style-name="Text_20_body"/>
      <text:p text:style-name="P1">Was noch zu tun ist:</text:p>
      <text:list xml:id="list3395045388" text:style-name="L1">
        <text:list-item>
          <text:p text:style-name="P2">Combi optimierung <text:s/>schreiben, <text:span text:style-name="T2">dafür:</text:span></text:p>
          <text:list>
            <text:list-item>
              <text:p text:style-name="P12">plots zeigen von den 3 classifiern jeweils für small und large dataset (zusammenfassen)</text:p>
            </text:list-item>
            <text:list-item>
              <text:p text:style-name="P12">dabei immer das nehmen was als bestes recommended wurde</text:p>
            </text:list-item>
            <text:list-item>
              <text:p text:style-name="P13">erklären dass immer linear gleich gut ist, und von daher man immer das einfachere Modell bevorzugen sollte weil kein overfitting und garantiert beste Lösung</text:p>
            </text:list-item>
          </text:list>
        </text:list-item>
        <text:list-item>
          <text:p text:style-name="P11">methods überarbeiten und teilweise komplett neu schreiben</text:p>
        </text:list-item>
        <text:list-item>
          <text:p text:style-name="P10">metrics section schreiben</text:p>
        </text:list-item>
        <text:list-item>
          <text:p text:style-name="P6">datenbeispiel einfügen in data chapter</text:p>
        </text:list-item>
        <text:list-item>
          <text:p text:style-name="P2">Qualitative results schreiben für meta, fasttext and combi</text:p>
          <text:list>
            <text:list-item>
              <text:p text:style-name="P4">dafür confusion matrizen zeigen, <text:span text:style-name="T1">jeweils für meta, ft, oesch</text:span></text:p>
            </text:list-item>
            <text:list-item>
              <text:p text:style-name="P4">einordnung ob ergebnisse erwartet waren</text:p>
            </text:list-item>
            <text:list-item>
              <text:p text:style-name="P4">plots erstellen wo man ergebnisse sieht mit production rate</text:p>
            </text:list-item>
            <text:list-item>
              <text:p text:style-name="P4">berechnen wie production rate und acc sind von dictionary based approach</text:p>
            </text:list-item>
            <text:list-item>
              <text:p text:style-name="P4">darüber schreiben</text:p>
            </text:list-item>
          </text:list>
        </text:list-item>
        <text:list-item>
          <text:p text:style-name="P5">discussion schreiben</text:p>
        </text:list-item>
        <text:list-item>
          <text:p text:style-name="P5">intro schreiben</text:p>
        </text:list-item>
        <text:list-item>
          <text:p text:style-name="P5">conclusion schreiben</text:p>
        </text:list-item>
        <text:list-item>
          <text:p text:style-name="P3">Titel umbenennen zu Implementation and Optimization…?</text:p>
        </text:list-item>
        <text:list-item>
          <text:p text:style-name="P9">Überschriften einheitlich mit capital letters</text:p>
        </text:list-item>
        <text:list-item>
          <text:p text:style-name="P8">Acronyme entfernen</text:p>
        </text:list-item>
        <text:list-item>
          <text:p text:style-name="P7">Korrekturlesen</text:p>
        </text:list-item>
        <text:list-item>
          <text:p text:style-name="P7">korrekturen einpflegen</text:p>
        </text:list-item>
        <text:list-item>
          <text:p text:style-name="P7">drucken</text:p>
        </text:list-item>
        <text:list-item>
          <text:p text:style-name="P7">abgeben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7T23:36:10.897000000</meta:creation-date>
    <dc:date>2022-04-29T23:23:42.915000000</dc:date>
    <meta:editing-duration>P1DT23H47M26S</meta:editing-duration>
    <meta:editing-cycles>13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25" meta:word-count="164" meta:character-count="1043" meta:non-whitespace-character-count="926"/>
  </office:meta>
</office:document-meta>
</file>